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P7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fo:language="en" fo:country="US" officeooo:rsid="001b43a1"/>
    </style:style>
    <style:style style:name="T5" style:family="text">
      <style:text-properties fo:language="en" fo:country="US" officeooo:rsid="001cd3c0"/>
    </style:style>
    <style:style style:name="T6" style:family="text">
      <style:text-properties officeooo:rsid="00195e80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cd3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7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7">A list of commands, flags, and directives, and their General meaning.</text:p>
      <text:p text:style-name="P2"/>
      <text:p text:style-name="P9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DD-code (14) addition.</text:p>
      <text:p text:style-name="P3">SUBT – code (15) subtraction.</text:p>
      <text:p text:style-name="P3">CMP – code (16) comparison of register values.</text:p>
      <text:p text:style-name="P3">INPUT – code (18) enter values using the keyboard.</text:p>
      <text:p text:style-name="P3">MULT – code (19) multiplication.</text:p>
      <text:p text:style-name="P3">DIV code (20)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8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5">STACK <text:s/>– code (108) indicates that the data is the head of the stack.</text:p>
      <text:p text:style-name="P6">GZ – code (400) implements the &gt; operator.</text:p>
      <text:p text:style-name="P6">GEZ – code (401) implements the &gt;=operator.</text:p>
      <text:p text:style-name="P6">EZ – code (402) implements the =operator.</text:p>
      <text:p text:style-name="P6">LZ – code (403) implements the &lt; operator.</text:p>
      <text:p text:style-name="P6">LEZ – code (404) implements the &lt;=operator.</text:p>
      <text:p text:style-name="P6">NEZ – code (405) implements the operator !=.</text:p>
      <text:p text:style-name="P6"><text:soft-page-break/>INF – code (405) indicates an unconditional transition.</text:p>
      <text:p text:style-name="P2"/>
      <text:p text:style-name="P8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7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6">accumulator</text:span>.</text:p>
      <text:p text:style-name="P2">[P<text:span text:style-name="T6">R</text:span>C] [STACK] [<text:span text:style-name="T6">ACC</text:span>] – copy the value from the <text:span text:style-name="T6">accumulator</text:span> to the head of the stack.</text:p>
      <text:p text:style-name="P2"/>
      <text:p text:style-name="P2">[GJP] [addr] [op1] [mark] – go to mark if the value at addr when compared to zero using op1 operator is true. addr is either a <text:span text:style-name="T4">accumulator</text:span> or a stack or a register. Example: GJP GZ ACC 1.</text:p>
      <text:p text:style-name="P2">[JPT] [N] [nil] – define label with number N.</text:p>
      <text:p text:style-name="P2"/>
      <text:p text:style-name="P3">[PUT] [VALUE] [TYPE] – display VALUE (ACC, STACK, register address) as of type (STDI, STDC, CWR, VWR)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DD] [addr] [type] [val] – addition to addr (ACC. STACK, register) Val values, type – here, this flag denotes the type of the second term (_stda, _vwr).</text:p>
      <text:p text:style-name="P3"/>
      <text:p text:style-name="P3"><text:soft-page-break/>[SUBT] [addr] [type] [val] – subtraction from addr (ACC. STACK, case) Val values, type – here, this flag denotes the type of the second operand (_stda, _vwr)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ADDR] [TYPE] – enter values from the keyboard, ADDR is the storage location entered (ACC, STACK, register address), type – type of input (STDI, STDC).</text:p>
      <text:p text:style-name="P3"/>
      <text:p text:style-name="P3">[MULT] [addr] [type] [val] – multiplication of addr (ACC. STACK register) with the value val, type – here, a flag indicating the type of the second term (_stda, _vwr).</text:p>
      <text:p text:style-name="P3"/>
      <text:p text:style-name="P3">[<text:span text:style-name="T5">DIV</text:span>] [addr] [type] [val] – division of addr (ACC. STACK register) with the value val, type – here, a flag indicating the type of the second term (_stda, _vwr)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5-02T17:02:47.644000000</dc:date>
    <meta:editing-duration>PT24M7S</meta:editing-duration>
    <meta:editing-cycles>13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6" meta:word-count="1058" meta:character-count="5935" meta:non-whitespace-character-count="4888"/>
  </office:meta>
</office:document-meta>
</file>